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33900" calcext:value-type="float">
            <text:p>133900</text:p>
          </table:table-cell>
          <table:table-cell/>
          <table:table-cell table:formula="of:=[.M5]+60000" office:value-type="float" office:value="205000" calcext:value-type="float">
            <text:p>205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)" office:value-type="float" office:value="145000" calcext:value-type="float">
            <text:p>145000</text:p>
          </table:table-cell>
          <table:table-cell/>
          <table:table-cell table:style-name="ce15" table:formula="of:=[.K31]-[.O4]" office:value-type="float" office:value="10600" calcext:value-type="float">
            <text:p>106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11100" calcext:value-type="float">
            <text:p>11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10600" calcext:value-type="float">
            <text:p>10600</text:p>
          </table:table-cell>
          <table:table-cell/>
          <table:table-cell table:style-name="ce15" table:formula="of:=SUM([.K4:.K30])" office:value-type="float" office:value="215600" calcext:value-type="float">
            <text:p>215600</text:p>
          </table:table-cell>
          <table:table-cell table:number-columns-repeated="4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0:54:01.895271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26T11:06:47.404067372</dc:date>
    <meta:editing-duration>P9DT12H57M24S</meta:editing-duration>
    <meta:editing-cycles>2977</meta:editing-cycles>
    <meta:generator>LibreOffice/4.2.8.2$Linux_X86_64 LibreOffice_project/420m0$Build-2</meta:generator>
    <meta:document-statistic meta:table-count="17" meta:cell-count="7952" meta:object-count="0"/>
  </office:meta>
</office:document-meta>
</file>